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Parent Task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Lag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 table:formula="of:=&quot;C&quot;&amp;ROW([.A1])" office:value-type="string" office:string-value="C1" calcext:value-type="string">
            <text:p>C1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nstruction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P10D</text:p>
          </table:table-cell>
          <table:table-cell table:number-columns-repeated="3"/>
        </table:table-row>
        <table:table-row table:style-name="ro1">
          <table:table-cell table:formula="of:=&quot;C&quot;&amp;ROW([.A2])" office:value-type="string" office:string-value="C2" calcext:value-type="string">
            <text:p>C2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nstruction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P7D</text:p>
          </table:table-cell>
          <table:table-cell/>
          <table:table-cell table:formula="of:=&quot;C.&quot;&amp;ROW([.A1])" office:value-type="string" office:string-value="C.1" calcext:value-type="string">
            <text:p>C.1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table:formula="of:=&quot;C&quot;&amp;ROW([.A3])" office:value-type="string" office:string-value="C3" calcext:value-type="string">
            <text:p>C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onstruction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P15D</text:p>
          </table:table-cell>
          <table:table-cell/>
          <table:table-cell table:formula="of:=&quot;C.&quot;&amp;ROW([.A2])" office:value-type="string" office:string-value="C.2" calcext:value-type="string">
            <text:p>C.2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table:formula="of:=&quot;C&quot;&amp;ROW([.A4])" office:value-type="string" office:string-value="C4" calcext:value-type="string">
            <text:p>C4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onstruction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P20D</text:p>
          </table:table-cell>
          <table:table-cell office:value-type="string" calcext:value-type="string">
            <text:p>P1D</text:p>
          </table:table-cell>
          <table:table-cell table:formula="of:=&quot;C.&quot;&amp;ROW([.A3])" office:value-type="string" office:string-value="C.3" calcext:value-type="string">
            <text:p>C.3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table:formula="of:=&quot;C&quot;&amp;ROW([.A5])" office:value-type="string" office:string-value="C5" calcext:value-type="string">
            <text:p>C5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onstruction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P3D</text:p>
          </table:table-cell>
          <table:table-cell/>
          <table:table-cell table:formula="of:=&quot;C.&quot;&amp;ROW([.A4])" office:value-type="string" office:string-value="C.4" calcext:value-type="string">
            <text:p>C.4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table:formula="of:=&quot;C&quot;&amp;ROW([.A6])" office:value-type="string" office:string-value="C6" calcext:value-type="string">
            <text:p>C6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onstruction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P3D</text:p>
          </table:table-cell>
          <table:table-cell/>
          <table:table-cell table:formula="of:=&quot;C.&quot;&amp;ROW([.A5])" office:value-type="string" office:string-value="C.5" calcext:value-type="string">
            <text:p>C.5</text:p>
          </table:table-cell>
          <table:table-cell office:value-type="string" calcext:value-type="string">
            <text:p>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2:18:10.191768958</meta:creation-date>
    <dc:date>2023-12-23T06:25:07.645949450</dc:date>
    <meta:editing-duration>PT10H6M35S</meta:editing-duration>
    <meta:editing-cycles>12</meta:editing-cycles>
    <meta:generator>LibreOffice/7.4.7.2$Linux_X86_64 LibreOffice_project/40$Build-2</meta:generator>
    <meta:document-statistic meta:table-count="1" meta:cell-count="49" meta:object-count="0"/>
  </office:meta>
</office:document-meta>
</file>